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2" svg:font-family="'Open Sans', Arial, Helvetica, 'Lucida Sans Unicode', sans-serif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Times" svg:font-family="Time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Open Sans" officeooo:paragraph-rsid="0010284a"/>
    </style:style>
    <style:style style:name="P2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officeooo:paragraph-rsid="0010284a"/>
    </style:style>
    <style:style style:name="P3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officeooo:rsid="000fc05e" officeooo:paragraph-rsid="0010284a"/>
    </style:style>
    <style:style style:name="P4" style:family="paragraph" style:parent-style-name="Standard">
      <style:paragraph-properties fo:margin-left="0in" fo:margin-right="0in" fo:margin-top="0in" fo:margin-bottom="0.15in" loext:contextual-spacing="false" fo:text-align="justify" style:justify-single-word="false" fo:text-indent="0.2in" style:auto-text-indent="false">
        <style:tab-stops>
          <style:tab-stop style:position="0.1528in"/>
          <style:tab-stop style:position="0.5in"/>
        </style:tab-stops>
      </style:paragraph-properties>
      <style:text-properties style:font-name="Open Sans1" fo:font-size="12pt" fo:language="en" fo:country="US" officeooo:paragraph-rsid="0010284a" style:font-size-asian="12pt" style:font-name-complex="Times" style:font-size-complex="12pt"/>
    </style:style>
    <style:style style:name="P5" style:family="paragraph" style:parent-style-name="Standard">
      <style:text-properties style:font-name="Open Sans1" fo:font-size="12pt" officeooo:rsid="000fc05e" officeooo:paragraph-rsid="000fc05e" style:font-size-asian="12pt" style:font-size-complex="12pt"/>
    </style:style>
    <style:style style:name="P6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officeooo:paragraph-rsid="0010284a"/>
    </style:style>
    <style:style style:name="P7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officeooo:paragraph-rsid="002ceb8b"/>
    </style:style>
    <style:style style:name="P8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Open Sans1" fo:font-size="12pt" fo:language="en" fo:country="US" fo:font-style="italic" fo:font-weight="bold" officeooo:paragraph-rsid="0010284a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Open Sans1" fo:font-size="12pt" fo:language="en" fo:country="US" officeooo:paragraph-rsid="0010284a" style:font-size-asian="12pt" style:font-size-complex="12pt"/>
    </style:style>
    <style:style style:name="P10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Open Sans1" fo:font-size="12pt" fo:language="en" fo:country="US" fo:font-weight="bold" officeooo:paragraph-rsid="0010284a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Open Sans1" fo:font-size="12pt" officeooo:paragraph-rsid="0010284a" style:font-size-asian="12pt" style:font-size-complex="12pt"/>
    </style:style>
    <style:style style:name="P12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Open Sans1" fo:font-size="12pt" fo:language="da" fo:country="DK" officeooo:paragraph-rsid="0010284a" style:font-size-asian="12pt" style:font-size-complex="12pt"/>
    </style:style>
    <style:style style:name="P13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Open Sans1" officeooo:paragraph-rsid="002ceb8b"/>
    </style:style>
    <style:style style:name="P14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Open Sans1" officeooo:rsid="002ceb8b" officeooo:paragraph-rsid="002ceb8b"/>
    </style:style>
    <style:style style:name="P15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Open Sans1" officeooo:rsid="002de203" officeooo:paragraph-rsid="002de203"/>
    </style:style>
    <style:style style:name="P16" style:family="paragraph" style:parent-style-name="Text_20_body">
      <style:paragraph-properties fo:margin-top="0in" fo:margin-bottom="0in" loext:contextual-spacing="false" fo:line-height="100%" fo:text-align="justify" style:justify-single-word="false"/>
      <style:text-properties style:font-name="Open Sans1" officeooo:rsid="0032860d" officeooo:paragraph-rsid="0032860d"/>
    </style:style>
    <style:style style:name="P17" style:family="paragraph" style:parent-style-name="Text_20_body">
      <style:paragraph-properties fo:margin-top="0in" fo:margin-bottom="0in" loext:contextual-spacing="false" fo:line-height="100%" fo:text-align="justify" style:justify-single-word="false" fo:break-before="page"/>
      <style:text-properties style:font-name="Open Sans1" fo:font-size="12pt" fo:language="en" fo:country="US" fo:font-weight="bold" officeooo:paragraph-rsid="0010284a" style:font-size-asian="12pt" style:font-weight-asian="bold" style:font-size-complex="12pt" style:font-weight-complex="bold"/>
    </style:style>
    <style:style style:name="P18" style:family="paragraph" style:parent-style-name="Text_20_body" style:master-page-name="Standard">
      <style:paragraph-properties fo:margin-top="0in" fo:margin-bottom="0in" loext:contextual-spacing="false" fo:line-height="100%" fo:text-align="justify" style:justify-single-word="false" style:page-number="auto"/>
      <style:text-properties style:font-name="Open Sans1" fo:font-size="12pt" fo:language="en" fo:country="US" officeooo:paragraph-rsid="0010284a" style:font-size-asian="12pt" style:font-size-complex="12pt"/>
    </style:style>
    <style:style style:name="P19" style:family="paragraph" style:parent-style-name="Text_20_body">
      <style:paragraph-properties fo:margin-top="0in" fo:margin-bottom="0.15in" loext:contextual-spacing="false" fo:line-height="100%" fo:text-align="justify" style:justify-single-word="false"/>
      <style:text-properties style:font-name="Open Sans1" fo:font-size="12pt" fo:language="en" fo:country="US" officeooo:paragraph-rsid="0010284a" style:font-size-asian="12pt" style:font-size-complex="12pt"/>
    </style:style>
    <style:style style:name="P20" style:family="paragraph" style:parent-style-name="Text_20_body">
      <style:paragraph-properties fo:margin-top="0in" fo:margin-bottom="0.2in" loext:contextual-spacing="false" fo:line-height="100%" fo:text-align="justify" style:justify-single-word="false"/>
      <style:text-properties style:font-name="Open Sans1" fo:font-size="12pt" officeooo:paragraph-rsid="001ef6f8" style:font-size-asian="12pt" style:font-size-complex="12pt"/>
    </style:style>
    <style:style style:name="P21" style:family="paragraph" style:parent-style-name="Text_20_body">
      <style:paragraph-properties fo:margin-top="0in" fo:margin-bottom="0.2in" loext:contextual-spacing="false" fo:line-height="100%" fo:text-align="justify" style:justify-single-word="false"/>
      <style:text-properties style:font-name="Open Sans1" fo:font-size="12pt" officeooo:paragraph-rsid="002ea2fc" style:font-size-asian="12pt" style:font-size-complex="12pt"/>
    </style:style>
    <style:style style:name="P22" style:family="paragraph" style:parent-style-name="Text_20_body">
      <style:paragraph-properties fo:margin-top="0in" fo:margin-bottom="0.2in" loext:contextual-spacing="false" fo:line-height="100%" fo:text-align="justify" style:justify-single-word="false"/>
      <style:text-properties style:font-name="Open Sans1" fo:font-size="12pt" officeooo:rsid="0019da59" officeooo:paragraph-rsid="001ef6f8" style:font-size-asian="12pt" style:font-size-complex="12pt"/>
    </style:style>
    <style:style style:name="P23" style:family="paragraph" style:parent-style-name="Text_20_body">
      <style:paragraph-properties fo:margin-left="0in" fo:margin-right="0in" fo:margin-top="0in" fo:margin-bottom="0.15in" loext:contextual-spacing="false" fo:line-height="100%" fo:text-align="justify" style:justify-single-word="false" fo:text-indent="0.2in" style:auto-text-indent="false"/>
      <style:text-properties style:font-name="Open Sans1" fo:font-size="12pt" officeooo:paragraph-rsid="0010284a" style:font-size-asian="12pt" style:font-size-complex="12pt"/>
    </style:style>
    <style:style style:name="P2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font-name="Open Sans1" fo:font-size="12pt" fo:language="en" fo:country="US" style:font-size-asian="12pt" style:font-size-complex="12pt"/>
    </style:style>
    <style:style style:name="T2" style:family="text">
      <style:text-properties fo:color="#000000" style:font-name="Open Sans1" fo:font-size="12pt" style:text-underline-style="none" style:font-size-asian="12pt" style:font-size-complex="12pt"/>
    </style:style>
    <style:style style:name="T3" style:family="text">
      <style:text-properties fo:color="#000000" style:font-name="Open Sans1" fo:font-size="12pt" style:text-underline-style="none" officeooo:rsid="00221e61" style:font-size-asian="12pt" style:font-size-complex="12pt"/>
    </style:style>
    <style:style style:name="T4" style:family="text">
      <style:text-properties fo:color="#000000" style:font-name="Open Sans1" fo:font-size="12pt" style:text-underline-style="none" officeooo:rsid="002ceb8b" style:font-size-asian="12pt" style:font-size-complex="12pt"/>
    </style:style>
    <style:style style:name="T5" style:family="text">
      <style:text-properties fo:color="#000000" style:font-name="Open Sans1" fo:font-size="12pt" style:text-underline-style="none" fo:font-weight="bold" officeooo:rsid="002ceb8b" style:font-size-asian="12pt" style:font-weight-asian="bold" style:font-size-complex="12pt" style:font-weight-complex="bold"/>
    </style:style>
    <style:style style:name="T6" style:family="text">
      <style:text-properties fo:color="#000000" fo:font-size="12pt" fo:language="en" fo:country="US" style:font-size-asian="12pt" style:font-size-complex="12pt"/>
    </style:style>
    <style:style style:name="T7" style:family="text">
      <style:text-properties fo:color="#000000" fo:font-size="12pt" style:text-underline-style="none" style:font-size-asian="12pt" style:font-size-complex="12pt"/>
    </style:style>
    <style:style style:name="T8" style:family="text">
      <style:text-properties fo:color="#000000" fo:font-size="12pt" style:text-underline-style="none" officeooo:rsid="00221e61" style:font-size-asian="12pt" style:font-size-complex="12pt"/>
    </style:style>
    <style:style style:name="T9" style:family="text">
      <style:text-properties fo:color="#000000" fo:font-size="12pt" style:text-underline-style="none" fo:font-weight="bold" officeooo:rsid="002ceb8b" style:font-size-asian="12pt" style:font-weight-asian="bold" style:font-size-complex="12pt" style:font-weight-complex="bold"/>
    </style:style>
    <style:style style:name="T10" style:family="text">
      <style:text-properties fo:color="#000000" style:font-name="Open Sans1" fo:font-size="12pt" fo:language="en" fo:country="US" style:font-size-asian="12pt" style:font-size-complex="12pt"/>
    </style:style>
    <style:style style:name="T11" style:family="text">
      <style:text-properties fo:color="#000000" style:font-name="Open Sans1" fo:font-size="12pt" style:text-underline-style="none" style:font-size-asian="12pt" style:font-size-complex="12pt"/>
    </style:style>
    <style:style style:name="T12" style:family="text">
      <style:text-properties fo:color="#000000" style:font-name="Open Sans1" fo:font-size="12pt" style:text-underline-style="none" officeooo:rsid="00221e61" style:font-size-asian="12pt" style:font-size-complex="12pt"/>
    </style:style>
    <style:style style:name="T13" style:family="text">
      <style:text-properties fo:color="#000000" style:font-name="Open Sans1" fo:font-size="12pt" style:text-underline-style="none" fo:font-weight="bold" officeooo:rsid="002ceb8b" style:font-size-asian="12pt" style:font-weight-asian="bold" style:font-size-complex="12pt" style:font-weight-complex="bold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language="en" fo:country="US" fo:font-style="italic" fo:font-weight="bold" officeooo:rsid="0012e720" style:font-style-asian="italic" style:font-weight-asian="bold" style:font-style-complex="italic" style:font-weight-complex="bold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officeooo:rsid="0014db90" style:font-style-asian="italic" style:font-style-complex="italic"/>
    </style:style>
    <style:style style:name="T19" style:family="text">
      <style:text-properties fo:language="en" fo:country="US" fo:font-style="italic" fo:background-color="#ffff00" loext:char-shading-value="0" style:font-style-asian="italic" style:font-style-complex="italic"/>
    </style:style>
    <style:style style:name="T20" style:family="text">
      <style:text-properties fo:language="en" fo:country="US" fo:background-color="#ffffff" loext:char-shading-value="0"/>
    </style:style>
    <style:style style:name="T21" style:family="text">
      <style:text-properties fo:language="en" fo:country="US" officeooo:rsid="0011b863"/>
    </style:style>
    <style:style style:name="T22" style:family="text">
      <style:text-properties fo:language="en" fo:country="US" officeooo:rsid="001339ec"/>
    </style:style>
    <style:style style:name="T23" style:family="text">
      <style:text-properties fo:language="en" fo:country="US" fo:font-style="normal" style:font-style-asian="normal" style:font-style-complex="normal"/>
    </style:style>
    <style:style style:name="T24" style:family="text">
      <style:text-properties fo:language="en" fo:country="US" fo:font-style="normal" officeooo:rsid="0014db90" style:font-style-asian="normal" style:font-style-complex="normal"/>
    </style:style>
    <style:style style:name="T25" style:family="text">
      <style:text-properties fo:language="en" fo:country="US" fo:font-style="normal" officeooo:rsid="0014feac" style:font-style-asian="normal" style:font-style-complex="normal"/>
    </style:style>
    <style:style style:name="T26" style:family="text">
      <style:text-properties fo:language="en" fo:country="US" fo:font-style="normal" officeooo:rsid="0016e776" style:font-style-asian="normal" style:font-style-complex="normal"/>
    </style:style>
    <style:style style:name="T27" style:family="text">
      <style:text-properties fo:language="en" fo:country="US" fo:font-style="normal" officeooo:rsid="0018293f" style:font-style-asian="normal" style:font-style-complex="normal"/>
    </style:style>
    <style:style style:name="T28" style:family="text">
      <style:text-properties fo:language="en" fo:country="US" fo:font-style="normal" officeooo:rsid="001b5ffe" style:font-style-asian="normal" style:font-style-complex="normal"/>
    </style:style>
    <style:style style:name="T29" style:family="text">
      <style:text-properties fo:language="en" fo:country="US" fo:font-style="normal" officeooo:rsid="001e39f5" style:font-style-asian="normal" style:font-style-complex="normal"/>
    </style:style>
    <style:style style:name="T30" style:family="text">
      <style:text-properties fo:language="en" fo:country="US" fo:font-style="normal" officeooo:rsid="00557c08" style:font-style-asian="normal" style:font-style-complex="normal"/>
    </style:style>
    <style:style style:name="T31" style:family="text">
      <style:text-properties fo:language="en" fo:country="US" fo:font-style="normal" officeooo:rsid="002637d4" style:font-style-asian="normal" style:font-style-complex="normal"/>
    </style:style>
    <style:style style:name="T32" style:family="text">
      <style:text-properties fo:language="en" fo:country="US" officeooo:rsid="00298371"/>
    </style:style>
    <style:style style:name="T33" style:family="text">
      <style:text-properties fo:language="en" fo:country="US" officeooo:rsid="002ea2fc"/>
    </style:style>
    <style:style style:name="T34" style:family="text">
      <style:text-properties style:font-name="Open Sans1" fo:font-size="12pt" fo:language="en" fo:country="US" style:font-size-asian="12pt" style:font-size-complex="12pt"/>
    </style:style>
    <style:style style:name="T35" style:family="text">
      <style:text-properties style:font-name="Open Sans1" fo:font-size="12pt" style:font-size-asian="12pt" style:font-size-complex="12pt"/>
    </style:style>
    <style:style style:name="T36" style:family="text">
      <style:text-properties style:font-name="Open Sans1" fo:font-weight="normal" officeooo:rsid="00656d3f" style:font-weight-asian="normal" style:font-weight-complex="normal"/>
    </style:style>
    <style:style style:name="T37" style:family="text">
      <style:text-properties style:font-name="Open Sans1" fo:font-weight="normal" officeooo:rsid="001ef6f8" style:font-weight-asian="normal" style:font-weight-complex="normal"/>
    </style:style>
    <style:style style:name="T38" style:family="text">
      <style:text-properties style:font-name="Open Sans1" fo:font-weight="normal" officeooo:rsid="001ef6f8" fo:background-color="#ffff00" loext:char-shading-value="0" style:font-weight-asian="normal" style:font-weight-complex="normal"/>
    </style:style>
    <style:style style:name="T39" style:family="text">
      <style:text-properties style:font-name="Open Sans1" fo:language="en" fo:country="US" fo:font-style="normal" officeooo:rsid="00557c08" style:font-style-asian="normal" style:font-style-complex="normal"/>
    </style:style>
    <style:style style:name="T40" style:family="text">
      <style:text-properties style:font-name="Open Sans1" fo:language="en" fo:country="US" fo:font-style="normal" officeooo:rsid="001e39f5" style:font-style-asian="normal" style:font-style-complex="normal"/>
    </style:style>
    <style:style style:name="T41" style:family="text">
      <style:text-properties style:font-name="Open Sans1" fo:language="en" fo:country="US" fo:font-style="normal" officeooo:rsid="002637d4" style:font-style-asian="normal" style:font-style-complex="normal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font-size="12pt" fo:language="en" fo:country="US" style:font-size-asian="12pt" style:font-size-complex="12pt"/>
    </style:style>
    <style:style style:name="T44" style:family="text">
      <style:text-properties officeooo:rsid="0017cbc8"/>
    </style:style>
    <style:style style:name="T45" style:family="text">
      <style:text-properties fo:font-weight="normal" officeooo:rsid="00656d3f" style:font-weight-asian="normal" style:font-weight-complex="normal"/>
    </style:style>
    <style:style style:name="T46" style:family="text">
      <style:text-properties fo:font-weight="normal" officeooo:rsid="001ef6f8" style:font-weight-asian="normal" style:font-weight-complex="normal"/>
    </style:style>
    <style:style style:name="T47" style:family="text">
      <style:text-properties fo:font-weight="normal" officeooo:rsid="001ef6f8" fo:background-color="#ffff00" loext:char-shading-value="0" style:font-weight-asian="normal" style:font-weight-complex="normal"/>
    </style:style>
    <style:style style:name="T48" style:family="text">
      <style:text-properties style:font-name="Open Sans1" fo:font-size="12pt" fo:language="en" fo:country="US" style:font-size-asian="12pt" style:font-size-complex="12pt"/>
    </style:style>
    <style:style style:name="T49" style:family="text">
      <style:text-properties style:font-name="Open Sans1" fo:font-size="12pt" style:font-size-asian="12pt" style:font-size-complex="12pt"/>
    </style:style>
    <style:style style:name="T50" style:family="text">
      <style:text-properties officeooo:rsid="002de203"/>
    </style:style>
    <style:style style:name="T51" style:family="text">
      <style:text-properties officeooo:rsid="0032860d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eptember 2016</text:p>
      <text:p text:style-name="P8"/>
      <text:p text:style-name="P11"><text:span text:style-name="T15">Limnology and Oceanograph</text:span><text:span text:style-name="T16">y: headwaters to ocean issue</text:span></text:p>
      <text:p text:style-name="P9"/>
      <text:p text:style-name="P11"><text:span text:style-name="T14">Dear Dr.</text:span><text:span text:style-name="T21">xxx</text:span><text:span text:style-name="T14">, </text:span></text:p>
      <text:p text:style-name="P9"/>
      <text:p text:style-name="P21"><text:span text:style-name="T14">Please find enclosed a research article entitled “</text:span><text:span text:style-name="T19">xxxx</text:span><text:span text:style-name="T14">”, prepared by Philippe Massicotte </text:span><text:span text:style-name="T32">(PM)</text:span><text:span text:style-name="T14">, </text:span><text:span text:style-name="T22">Eero Asmala </text:span><text:span text:style-name="T32">(EA)</text:span><text:span text:style-name="T22">, </text:span><text:span text:style-name="T14">Colin Stedmon </text:span><text:span text:style-name="T32">(CS) </text:span><text:span text:style-name="T33">and Stiig Markager </text:span><text:span text:style-name="T32">(SM) </text:span><text:span text:style-name="T14">for possible public</text:span><text:span text:style-name="T23">ation </text:span><text:span text:style-name="T25">in</text:span><text:span text:style-name="T23"> </text:span><text:span text:style-name="T24">the special issue of </text:span><text:span text:style-name="T17">Limnology and Oceanography: </text:span><text:span text:style-name="T18">Headwaters to oceans: ecological and biogeochemical contrasts across the aquatic continuum</text:span><text:span text:style-name="T24">. </text:span><text:span text:style-name="T26">We are also planing to submit an abstract to the upcoming ASLO 2017 </text:span><text:span text:style-name="T27">meeting </text:span><text:span text:style-name="T26">in Hawaii.</text:span></text:p>
      <text:p text:style-name="P22"><text:span text:style-name="T28">Dissolved organic matter (DOM)</text:span><text:span text:style-name="T23"> is a central theme in ecology and is a </text:span><text:span text:style-name="T28">key</text:span><text:span text:style-name="T23"> variable for understanding the </text:span><text:span text:style-name="T28">changing connections between </text:span><text:span text:style-name="T23">landscape and </text:span><text:span text:style-name="T28">its </text:span><text:span text:style-name="T23">aquatic component, which receives and converts the carbon, nutrients and contaminants that transit towards the ocean. </text:span><text:span text:style-name="T29">However, </text:span><text:span text:style-name="T30">our current understanding on the fate and dynamic of DOM along the aquatic continuum gradient (freshwater → marine water) is limited </text:span><text:span text:style-name="T29">because most studies are either ecosystem or site specific. </text:span></text:p>
      <text:p text:style-name="P20"><text:span text:style-name="T31">W</text:span><text:span text:style-name="T44">e performed an extensive literature survey to gain insights about the </text:span><text:span text:style-name="T45">factors regulating the spatial distribution, the fate and the dynamic of DOM during its transition along the complete aquatic continuum from lakes and oceans. </text:span><text:span text:style-name="T46">Using a unique dataset containing </text:span><text:span text:style-name="T47">xxxx</text:span><text:span text:style-name="T46"> observations distributed over </text:span><text:span text:style-name="T47">xxx</text:span><text:span text:style-name="T46"> continents and </text:span><text:span text:style-name="T47">xxx</text:span><text:span text:style-name="T46"> oceans, our study is the first/present big picture ...</text:span></text:p>
      <text:p text:style-name="P4">An important finding is that</text:p>
      <text:p text:style-name="P23">Because DOM plays a central <text:span text:style-name="T14">role in carbon cycling on local to global scales and that there is a </text:span>growing need to formulate and test new hypotheses about DOM biogeochemical cycling, we believe that the novelty of this research will <text:span text:style-name="T14">appeal to the broad readership of </text:span><text:span text:style-name="T17">Limnology and Oceanography</text:span><text:span text:style-name="T14">.</text:span></text:p>
      <text:p text:style-name="P23"><text:span text:style-name="T14">I confirm that my co-authors fully participated and accepted responsibility for the work. The co-authors have read the submitted version of the manuscript and approve its submission to </text:span><text:span text:style-name="T17">Limnology and Oceanography</text:span><text:span text:style-name="T14">. All persons entitled to authorship have been included. This manuscript reports on original material in conformity with the editorial policy. </text:span><text:span text:style-name="T14"><office:annotation office:name="__Annotation__345_91743128"><dc:creator>Philippe Massicotte</dc:creator><dc:date>2016-08-24T10:40:13.711229684</dc:date><loext:sender-initials>PM</loext:sender-initials><text:p text:style-name="P24"><text:span text:style-name="T52">Further, the cover letter should indicate the contributions made by each of the authors to the submission.</text:span></text:p></office:annotation></text:span><text:span text:style-name="T14">This</text:span><office:annotation-end office:name="__Annotation__345_91743128"/><text:span text:style-name="T14"> manuscript is not being considered for publication elsewhere and conforms to the legal requirements.</text:span></text:p>
      <text:p text:style-name="P23"><text:span text:style-name="T14">We suggest </text:span><text:span text:style-name="T20">Dr. Marguerite A. Xenopoulos as s</text:span><text:span text:style-name="T14">ubject editors of the manuscript. We provide a list of potential reviewers (see below) to revise our manuscript.</text:span></text:p>
      <text:p text:style-name="P19">Sincerely,</text:p>
      <text:p text:style-name="P10"><text:soft-page-break/>Philippe Massicotte,</text:p>
      <text:p text:style-name="P9">Aarhus university</text:p>
      <text:p text:style-name="P9">Department of Biosciences</text:p>
      <text:p text:style-name="P9">DK-4000 Roskilde, Denmark</text:p>
      <text:p text:style-name="P9">Phone: +45 871 58 472 #59003 </text:p>
      <text:p text:style-name="P2"><text:span text:style-name="T34">E-ma</text:span><text:span text:style-name="T1">il: </text:span><text:span text:style-name="Internet_20_link"><text:span text:style-name="T2">pm@bios.au.dk</text:span></text:span></text:p>
      <text:p text:style-name="P2"><text:span text:style-name="Internet_20_link"><text:span text:style-name="T2">c.c. </text:span></text:span><text:span text:style-name="Internet_20_link"><text:span text:style-name="T3">Eero Asmala, </text:span></text:span><text:span text:style-name="Internet_20_link"><text:span text:style-name="T2">Colin Stedmon and Stiig Markager</text:span></text:span></text:p>
      <text:p text:style-name="P2"><text:span text:style-name="Internet_20_link"><text:span text:style-name="T2"/></text:span></text:p>
      <text:p text:style-name="P7"><text:span text:style-name="Internet_20_link"><text:span text:style-name="T5"><office:annotation office:name="__Annotation__350_91743128"><dc:creator>Philippe Massicotte</dc:creator><dc:date>2016-08-24T10:42:09.358961001</dc:date><loext:sender-initials>PM</loext:sender-initials><text:p text:style-name="P24"><text:span text:style-name="T53">Further, the cover letter should indicate the contributions made by each of the authors to the submission.</text:span></text:p><text:p text:style-name="P24"><text:span text:style-name="T53"/></text:p><text:p text:style-name="P24"><text:span text:style-name="T53">Authorship: The specific contribution for each author should be indicated in the cover letter that accompanies the submission. Every person listed as an author should have:</text:span></text:p><text:p text:style-name="P24"><text:span text:style-name="T53"/></text:p><text:p text:style-name="P24"><text:span text:style-name="T53">1- contributed substantially to the study’s conception, data acquisition, or analysis;</text:span></text:p><text:p text:style-name="P24"><text:span text:style-name="T53"/></text:p><text:p text:style-name="P24"><text:span text:style-name="T53">2 - contributed substantially to drafting the manuscript; </text:span></text:p><text:p text:style-name="P24"><text:span text:style-name="T53"/></text:p><text:p text:style-name="P24"><text:span text:style-name="T53">3 - approved the final submitted manuscript.</text:span></text:p></office:annotation></text:span></text:span><text:span text:style-name="Internet_20_link"><text:span text:style-name="T5">Author </text:span></text:span><office:annotation-end office:name="__Annotation__350_91743128"/><text:span text:style-name="Internet_20_link"><text:span text:style-name="T5">contributions:</text:span></text:span></text:p>
      <text:p text:style-name="P13"/>
      <text:p text:style-name="P14">Analy<text:span text:style-name="T50">zed the data: PM </text:span></text:p>
      <text:p text:style-name="P16">Data acquisition: PM, EA, CS, SM</text:p>
      <text:p text:style-name="P16">Study conception:</text:p>
      <text:p text:style-name="P15"><text:span text:style-name="T51">Drafted the manuscript</text:span>: PM, EA, CS, SM</text:p>
      <text:p text:style-name="P17">Suggested reviewers</text:p>
      <text:p text:style-name="P9"/>
      <text:p text:style-name="P10">Dr. Laodong GUO</text:p>
      <text:p text:style-name="P9">School of Freshwater Sciences</text:p>
      <text:p text:style-name="P9">University of Wisconsin-Milwaukee (UWM)</text:p>
      <text:p text:style-name="P9">600 East Greenfield Avenue</text:p>
      <text:p text:style-name="P9">Milwaukee, WI 53204 </text:p>
      <text:p text:style-name="P9">United States of America</text:p>
      <text:p text:style-name="P9">Tel: (414) 382-1742</text:p>
      <text:p text:style-name="P9">Fax: (414) 382-1705</text:p>
      <text:p text:style-name="P2"><text:span text:style-name="T34">E-mail: </text:span><text:a xlink:type="simple" xlink:href="mailto:guol@uwm.edu" text:style-name="Internet_20_link" text:visited-style-name="Visited_20_Internet_20_Link"><text:span text:style-name="Internet_20_link"><text:span text:style-name="T35">guol@uwm.edu</text:span></text:span></text:a></text:p>
      <text:p text:style-name="P1"><text:span text:style-name="Internet_20_link"><text:span text:style-name="T35"/></text:span></text:p>
      <text:p text:style-name="P10"><text:bookmark text:name="_GoBack"/>Dr. Mark WELLS</text:p>
      <text:p text:style-name="P9">School of Marine Sciences</text:p>
      <text:p text:style-name="P9">University of Maine</text:p>
      <text:p text:style-name="P9">201 Libby Hall</text:p>
      <text:p text:style-name="P9">Orono, ME 04469-5741</text:p>
      <text:p text:style-name="P9">Tel: (207) 581-4322</text:p>
      <text:p text:style-name="P2"><text:span text:style-name="T34">E-mail: </text:span><text:span text:style-name="Internet_20_link"><text:span text:style-name="T35">mlwells@maine.edu</text:span></text:span></text:p>
      <text:p text:style-name="P9"/>
      <text:p text:style-name="P10">Dr. John R. HELMS</text:p>
      <text:p text:style-name="P9">Morningside College</text:p>
      <text:p text:style-name="P9">Wilmington, North Carolina, USA</text:p>
      <text:p text:style-name="P9">Phone: (712) 274-5412</text:p>
      <text:p text:style-name="P9">Fax: +33 (0) 4 93 76 37 39</text:p>
      <text:p text:style-name="P2"><text:span text:style-name="T34">E-mail: </text:span><text:a xlink:type="simple" xlink:href="mailto:helmsj@morningside.edu" text:style-name="Internet_20_link" text:visited-style-name="Visited_20_Internet_20_Link"><text:span text:style-name="Internet_20_link"><text:span text:style-name="T35">helmsj@morningside.edu</text:span></text:span></text:a></text:p>
      <text:p text:style-name="P9"/>
      <text:p text:style-name="P10">Dr. Huixiang XIE</text:p>
      <text:p text:style-name="P9">Université du Québec à Rimouski</text:p>
      <text:p text:style-name="P12">Institut des sciences de la mer de Rimouski</text:p>
      <text:p text:style-name="P9">310 allée des Ursulines</text:p>
      <text:p text:style-name="P9">Rimouski, Québec, Canada</text:p>
      <text:p text:style-name="P9">Phone: 418-723-1986 </text:p>
      <text:p text:style-name="P9">Fax: 418-724-1842 </text:p>
      <text:p text:style-name="P3"><text:span text:style-name="T34">E-mail: </text:span><text:a xlink:type="simple" xlink:href="mailto:huixiang_xie@uqar.ca" text:style-name="Internet_20_link" text:visited-style-name="Visited_20_Internet_20_Link"><text:span text:style-name="Internet_20_link"><text:span text:style-name="T35">huixiang_xie@uqar.ca</text:span>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2" svg:font-family="'Open Sans', Arial, Helvetica, 'Lucida Sans Unicode', sans-serif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Liberation Sans" svg:font-family="'Liberation Sans'" style:font-family-generic="swiss" style:font-pitch="variable"/>
    <style:font-face style:name="Open Sans1" svg:font-family="'Open Sans'" style:font-family-generic="swiss" style:font-pitch="variable"/>
    <style:font-face style:name="Lohit Devanagari" svg:font-family="'Lohit Devanagari'" style:font-family-generic="system" style:font-pitch="variable"/>
    <style:font-face style:name="Times" svg:font-family="Time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Massicotte</meta:initial-creator>
    <meta:creation-date>2016-08-16T10:54:19.566769461</meta:creation-date>
    <dc:date>2016-08-24T10:50:58.870928753</dc:date>
    <dc:creator>Philippe Massicotte</dc:creator>
    <meta:editing-duration>PT51M45S</meta:editing-duration>
    <meta:editing-cycles>32</meta:editing-cycles>
    <meta:generator>LibreOffice/5.1.4.2$Linux_X86_64 LibreOffice_project/10m0$Build-2</meta:generator>
    <meta:document-statistic meta:table-count="0" meta:image-count="0" meta:object-count="0" meta:page-count="3" meta:paragraph-count="54" meta:word-count="498" meta:character-count="3314" meta:non-whitespace-character-count="2863"/>
  </office:meta>
</office:document-meta>
</file>